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20000018FCDFD9B1322DFD8E1.png" manifest:media-type="image/png"/>
  <manifest:file-entry manifest:full-path="Pictures/10000201000002790000019170ED5CF15D66FC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024e" officeooo:paragraph-rsid="000202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6.748cm" svg:height="10.61cm" draw:z-index="0"><draw:image xlink:href="Pictures/10000201000002790000019170ED5CF15D66FC5C.png" xlink:type="simple" xlink:show="embed" xlink:actuate="onLoad" loext:mime-type="image/x-vclgraphic"/></draw:frame></text:p>
      <text:p text:style-name="P1"><draw:frame draw:style-name="fr2" draw:name="Figura2" text:anchor-type="paragraph" svg:width="17cm" svg:height="9.83cm" draw:z-index="1"><draw:image xlink:href="Pictures/10000201000002B20000018FCDFD9B1322DFD8E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1:35:59.696969377</meta:creation-date>
    <dc:date>2020-05-26T21:37:36.160919370</dc:date>
    <meta:editing-duration>PT1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